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889c" officeooo:paragraph-rsid="0009889c"/>
    </style:style>
    <style:style style:name="T1" style:family="text">
      <style:text-properties fo:color="#800000"/>
    </style:style>
    <style:style style:name="T2" style:family="text">
      <style:text-properties fo:color="#800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 <text:span text:style-name="T2">Parse vendor-specific extensions.</text:span> */</text:p>
      <text:p text:style-name="P1">static int <text:span text:style-name="T1">uvc_parse_vendor_control</text:span>(struct uvc_device *dev, const unsigned char *buffer, int buflen)</text:p>
      <text:p text:style-name="P1">{</text:p>
      <text:p text:style-name="P1">switch (le16_to_cpu(dev-&gt;udev-&gt;descriptor.idVendor)) {</text:p>
      <text:p text:style-name="P1"><text:s text:c="3"/>case 0x046d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8:37:27.267150674</meta:creation-date>
    <dc:date>2018-03-09T18:39:45.777541925</dc:date>
    <meta:editing-duration>PT2M19S</meta:editing-duration>
    <meta:editing-cycles>1</meta:editing-cycles>
    <meta:document-statistic meta:table-count="0" meta:image-count="0" meta:object-count="0" meta:page-count="1" meta:paragraph-count="5" meta:word-count="22" meta:character-count="210" meta:non-whitespace-character-count="189"/>
    <meta:generator>LibreOffice/5.1.4.2$Linux_X86_64 LibreOffice_project/10m0$Build-2</meta:generator>
  </office:meta>
</office:document-meta>
</file>